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TH Sarabun New1" svg:font-family="'TH Sarabun New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H Sarabun New2" svg:font-family="'TH Sarabun New'" style:font-family-generic="system" style:font-pitch="variable"/>
    <style:font-face style:name="TH SarabunPSK" svg:font-family="'TH SarabunPSK'" style:font-family-generic="system" style:font-pitch="variable"/>
  </office:font-face-decls>
  <office:automatic-styles>
    <style:style style:name="P1" style:family="paragraph" style:parent-style-name="AD">
      <style:paragraph-properties fo:text-align="start" style:justify-single-word="false"/>
      <style:text-properties style:font-name="TH Sarabun New" fo:font-size="16pt" officeooo:rsid="000db14c" officeooo:paragraph-rsid="000f97bf" style:font-size-asian="16pt" style:font-name-complex="TH Sarabun New" style:font-size-complex="16pt"/>
    </style:style>
    <style:style style:name="P2" style:family="paragraph" style:parent-style-name="AD">
      <style:text-properties style:font-name="TH Sarabun New" fo:font-size="16pt" officeooo:rsid="000db14c" officeooo:paragraph-rsid="0013e788" style:font-size-asian="16pt" style:font-name-complex="TH Sarabun New" style:font-size-complex="16pt"/>
    </style:style>
    <style:style style:name="P3" style:family="paragraph" style:parent-style-name="AD">
      <style:text-properties style:font-name="TH Sarabun New" fo:font-size="16pt" officeooo:rsid="000db14c" officeooo:paragraph-rsid="0014d724" style:font-size-asian="16pt" style:font-name-complex="TH Sarabun New" style:font-size-complex="16pt"/>
    </style:style>
    <style:style style:name="P4" style:family="paragraph" style:parent-style-name="AD">
      <style:text-properties style:font-name="TH Sarabun New" fo:font-size="16pt" officeooo:rsid="000db14c" officeooo:paragraph-rsid="0015e4aa" style:font-size-asian="16pt" style:font-name-complex="TH Sarabun New" style:font-size-complex="16pt"/>
    </style:style>
    <style:style style:name="P5" style:family="paragraph" style:parent-style-name="AD">
      <style:text-properties style:font-name="TH Sarabun New" fo:font-size="16pt" officeooo:rsid="000db14c" officeooo:paragraph-rsid="001772cb" style:font-size-asian="16pt" style:font-name-complex="TH Sarabun New" style:font-size-complex="16pt"/>
    </style:style>
    <style:style style:name="P6" style:family="paragraph" style:parent-style-name="AD">
      <style:paragraph-properties fo:text-align="start" style:justify-single-word="false"/>
      <style:text-properties style:font-name="TH Sarabun New" fo:font-size="16pt" officeooo:rsid="001f5303" officeooo:paragraph-rsid="0010cd02" style:font-size-asian="16pt" style:font-name-complex="TH Sarabun New" style:font-size-complex="16pt"/>
    </style:style>
    <style:style style:name="P7" style:family="paragraph" style:parent-style-name="AD" style:master-page-name="">
      <loext:graphic-properties draw:fill="none"/>
      <style:paragraph-properties fo:margin-left="0in" fo:margin-right="0in" fo:margin-top="0in" fo:margin-bottom="0in" loext:contextual-spacing="false" fo:line-height="108%" fo:text-align="start" style:justify-single-word="false" fo:orphans="2" fo:widows="2" fo:text-indent="0in" style:auto-text-indent="false" style:page-number="auto" fo:background-color="transparent" style:punctuation-wrap="simple" style:writing-mode="lr-tb"/>
      <style:text-properties style:font-name="TH Sarabun New" fo:font-size="16pt" fo:font-weight="bold" officeooo:rsid="001f5303" officeooo:paragraph-rsid="0010cd02" style:font-size-asian="16pt" style:font-weight-asian="bold" style:font-name-complex="TH Sarabun New" style:font-size-complex="16pt" style:font-weight-complex="bold"/>
    </style:style>
    <style:style style:name="P8" style:family="paragraph" style:parent-style-name="AD">
      <loext:graphic-properties draw:fill="none"/>
      <style:paragraph-properties fo:margin-left="0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punctuation-wrap="simple" style:writing-mode="lr-tb"/>
      <style:text-properties style:font-name="TH Sarabun New" fo:font-size="16pt" fo:font-weight="bold" officeooo:rsid="001f5303" officeooo:paragraph-rsid="00125e77" style:font-size-asian="16pt" style:font-weight-asian="bold" style:font-name-complex="TH Sarabun New" style:font-size-complex="16pt" style:font-weight-complex="bold"/>
    </style:style>
    <style:style style:name="P9" style:family="paragraph" style:parent-style-name="AD">
      <loext:graphic-properties draw:fill="none"/>
      <style:paragraph-properties fo:margin-left="0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punctuation-wrap="simple" style:writing-mode="lr-tb"/>
      <style:text-properties style:font-name="TH Sarabun New" fo:font-size="16pt" fo:font-weight="bold" officeooo:rsid="001f5303" officeooo:paragraph-rsid="0014d724" style:font-size-asian="16pt" style:font-weight-asian="bold" style:font-name-complex="TH Sarabun New" style:font-size-complex="16pt" style:font-weight-complex="bold"/>
    </style:style>
    <style:style style:name="P10" style:family="paragraph" style:parent-style-name="AD">
      <loext:graphic-properties draw:fill="none"/>
      <style:paragraph-properties fo:margin-left="0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punctuation-wrap="simple" style:writing-mode="lr-tb"/>
      <style:text-properties style:font-name="TH Sarabun New" fo:font-size="16pt" fo:font-weight="bold" officeooo:rsid="001f5303" officeooo:paragraph-rsid="00158f52" style:font-size-asian="16pt" style:font-weight-asian="bold" style:font-name-complex="TH Sarabun New" style:font-size-complex="16pt" style:font-weight-complex="bold"/>
    </style:style>
    <style:style style:name="P11" style:family="paragraph" style:parent-style-name="AD">
      <loext:graphic-properties draw:fill="none"/>
      <style:paragraph-properties fo:margin-left="0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punctuation-wrap="simple" style:writing-mode="lr-tb"/>
      <style:text-properties style:font-name="TH Sarabun New" fo:font-size="16pt" fo:font-weight="bold" officeooo:rsid="001f5303" officeooo:paragraph-rsid="0015e4aa" style:font-size-asian="16pt" style:font-weight-asian="bold" style:font-name-complex="TH Sarabun New" style:font-size-complex="16pt" style:font-weight-complex="bold"/>
    </style:style>
    <style:style style:name="P12" style:family="paragraph" style:parent-style-name="AD">
      <loext:graphic-properties draw:fill="none"/>
      <style:paragraph-properties fo:margin-left="0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punctuation-wrap="simple" style:writing-mode="lr-tb"/>
      <style:text-properties style:font-name="TH Sarabun New" fo:font-size="16pt" fo:font-weight="bold" officeooo:rsid="001f5303" officeooo:paragraph-rsid="001772cb" style:font-size-asian="16pt" style:font-weight-asian="bold" style:font-name-complex="TH Sarabun New" style:font-size-complex="16pt" style:font-weight-complex="bold"/>
    </style:style>
    <style:style style:name="P13" style:family="paragraph" style:parent-style-name="AD">
      <loext:graphic-properties draw:fill="none"/>
      <style:paragraph-properties fo:margin-left="0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punctuation-wrap="simple" style:writing-mode="lr-tb"/>
      <style:text-properties style:font-name="TH Sarabun New" fo:font-size="16pt" fo:font-weight="bold" officeooo:rsid="001f5303" officeooo:paragraph-rsid="00186926" style:font-size-asian="16pt" style:font-weight-asian="bold" style:font-name-complex="TH Sarabun New" style:font-size-complex="16pt" style:font-weight-complex="bold"/>
    </style:style>
    <style:style style:name="P14" style:family="paragraph" style:parent-style-name="AD">
      <loext:graphic-properties draw:fill="none"/>
      <style:paragraph-properties fo:margin-left="0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punctuation-wrap="simple" style:writing-mode="lr-tb"/>
      <style:text-properties style:font-name="TH Sarabun New" fo:font-size="16pt" fo:font-weight="bold" officeooo:rsid="0020b6d7" officeooo:paragraph-rsid="0015e4aa" style:font-size-asian="16pt" style:font-weight-asian="bold" style:font-name-complex="TH Sarabun New" style:font-size-complex="16pt" style:font-weight-complex="bold"/>
    </style:style>
    <style:style style:name="P15" style:family="paragraph" style:parent-style-name="AD">
      <loext:graphic-properties draw:fill="none"/>
      <style:paragraph-properties fo:margin-left="0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punctuation-wrap="hanging" style:writing-mode="lr-tb"/>
      <style:text-properties style:font-name="TH Sarabun New" fo:font-size="16pt" fo:font-weight="bold" officeooo:rsid="0028948e" officeooo:paragraph-rsid="001b7c59" style:font-size-asian="16pt" style:font-weight-asian="bold" style:font-name-complex="TH Sarabun New" style:font-size-complex="16pt" style:font-weight-complex="bold"/>
    </style:style>
    <style:style style:name="P1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punctuation-wrap="simple" style:writing-mode="lr-tb"/>
      <style:text-properties style:font-name="TH Sarabun New" fo:font-size="16pt" fo:font-weight="bold" officeooo:rsid="001f5303" officeooo:paragraph-rsid="0014d724" style:font-size-asian="16pt" style:font-weight-asian="bold" style:font-name-complex="TH Sarabun New" style:font-size-complex="16pt" style:font-weight-complex="bold"/>
    </style:style>
    <style:style style:name="P1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punctuation-wrap="simple" style:writing-mode="lr-tb"/>
      <style:text-properties style:font-name="TH Sarabun New" fo:font-size="16pt" fo:font-weight="bold" officeooo:rsid="001f5303" officeooo:paragraph-rsid="001772cb" style:font-size-asian="16pt" style:font-weight-asian="bold" style:font-name-complex="TH Sarabun New" style:font-size-complex="16pt" style:font-weight-complex="bold"/>
    </style:style>
    <style:style style:name="P1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punctuation-wrap="simple" style:writing-mode="lr-tb"/>
      <style:text-properties style:font-name="TH Sarabun New1" fo:font-size="16pt" fo:font-weight="bold" officeooo:rsid="0020b6d7" officeooo:paragraph-rsid="0015e4aa" style:font-name-asian="TH SarabunPSK" style:font-size-asian="16pt" style:font-weight-asian="bold" style:font-name-complex="TH Sarabun New2" style:font-size-complex="16pt" style:font-weight-complex="bold"/>
    </style:style>
    <style:style style:name="P19" style:family="paragraph" style:parent-style-name="Standard">
      <style:text-properties style:font-name="TH Sarabun New" fo:font-size="16pt" officeooo:rsid="000db14c" officeooo:paragraph-rsid="000db14c" style:font-size-asian="16pt" style:font-name-complex="TH Sarabun New" style:font-size-complex="16pt"/>
    </style:style>
    <style:style style:name="P20" style:family="paragraph" style:parent-style-name="Standard">
      <style:text-properties style:font-name="TH Sarabun New" fo:font-size="16pt" officeooo:rsid="000db14c" officeooo:paragraph-rsid="0015e4aa" style:font-size-asian="16pt" style:font-name-complex="TH Sarabun New" style:font-size-complex="16pt"/>
    </style:style>
    <style:style style:name="P21" style:family="paragraph" style:parent-style-name="Standard">
      <style:text-properties style:font-name="TH Sarabun New" fo:font-size="16pt" officeooo:rsid="000db14c" officeooo:paragraph-rsid="001772cb" style:font-size-asian="16pt" style:font-name-complex="TH Sarabun New" style:font-size-complex="16pt"/>
    </style:style>
    <style:style style:name="P22" style:family="paragraph" style:parent-style-name="Standard">
      <style:paragraph-properties fo:text-align="center" style:justify-single-word="false"/>
      <style:text-properties style:font-name="TH Sarabun New" fo:font-size="18pt" fo:font-weight="bold" officeooo:rsid="000db14c" officeooo:paragraph-rsid="000db14c" style:font-size-asian="18pt" style:font-weight-asian="bold" style:font-name-complex="TH Sarabun New" style:font-size-complex="18pt" style:font-weight-complex="bold"/>
    </style:style>
    <style:style style:name="P2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punctuation-wrap="hanging" style:writing-mode="lr-tb"/>
      <style:text-properties style:font-name="TH Sarabun New" fo:font-size="16pt" fo:font-weight="bold" officeooo:rsid="0028948e" officeooo:paragraph-rsid="001f50f5" style:font-size-asian="16pt" style:font-weight-asian="bold" style:font-name-complex="TH Sarabun New" style:font-size-complex="16pt" style:font-weight-complex="bold"/>
    </style:style>
    <style:style style:name="P2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8%" fo:text-align="center" style:justify-single-word="false" fo:orphans="2" fo:widows="2" fo:text-indent="0in" style:auto-text-indent="false" fo:background-color="transparent" style:punctuation-wrap="hanging" style:writing-mode="lr-tb"/>
      <style:text-properties style:font-name="TH Sarabun New1" fo:font-size="16pt" fo:font-weight="normal" officeooo:rsid="0028948e" officeooo:paragraph-rsid="001f50f5" style:font-size-asian="16pt" style:font-weight-asian="normal" style:font-name-complex="TH Sarabun New2" style:font-size-complex="16pt" style:font-weight-complex="normal"/>
    </style:style>
    <style:style style:name="P25" style:family="paragraph" style:parent-style-name="AD">
      <loext:graphic-properties draw:fill="none"/>
      <style:paragraph-properties fo:margin-left="0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punctuation-wrap="hanging" style:writing-mode="lr-tb"/>
      <style:text-properties style:font-name="TH Sarabun New" fo:font-size="16pt" fo:font-weight="bold" officeooo:rsid="0028948e" officeooo:paragraph-rsid="001d4aeb" style:font-size-asian="16pt" style:font-weight-asian="bold" style:font-name-complex="TH Sarabun New" style:font-size-complex="16pt" style:font-weight-complex="bold"/>
    </style:style>
    <style:style style:name="P26" style:family="paragraph" style:parent-style-name="AD" style:master-page-name="">
      <loext:graphic-properties draw:fill="none"/>
      <style:paragraph-properties fo:margin-left="0in" fo:margin-right="0in" fo:margin-top="0in" fo:margin-bottom="0in" loext:contextual-spacing="false" fo:line-height="108%" fo:text-align="start" style:justify-single-word="false" fo:orphans="2" fo:widows="2" fo:text-indent="0in" style:auto-text-indent="false" style:page-number="auto" fo:background-color="transparent" style:punctuation-wrap="hanging" style:writing-mode="lr-tb"/>
      <style:text-properties style:font-name="TH Sarabun New" fo:font-size="16pt" fo:font-weight="bold" officeooo:rsid="0028948e" officeooo:paragraph-rsid="001d4aeb" style:font-size-asian="16pt" style:font-weight-asian="bold" style:font-name-complex="TH Sarabun New" style:font-size-complex="16pt" style:font-weight-complex="bold"/>
    </style:style>
    <style:style style:name="P27" style:family="paragraph" style:parent-style-name="AD">
      <style:text-properties style:font-name="TH Sarabun New" fo:font-size="16pt" officeooo:rsid="000db14c" officeooo:paragraph-rsid="001772cb" style:font-size-asian="16pt" style:font-name-complex="TH Sarabun New" style:font-size-complex="16pt"/>
    </style:style>
    <style:style style:name="P28" style:family="paragraph" style:parent-style-name="AD">
      <style:text-properties style:font-name="TH Sarabun New" fo:font-size="16pt" officeooo:rsid="000db14c" officeooo:paragraph-rsid="001dc80a" style:font-size-asian="16pt" style:font-name-complex="TH Sarabun New" style:font-size-complex="16pt"/>
    </style:style>
    <style:style style:name="P29" style:family="paragraph">
      <loext:graphic-properties draw:fill="none"/>
    </style:style>
    <style:style style:name="P30" style:family="paragraph">
      <style:paragraph-properties fo:text-align="center"/>
    </style:style>
    <style:style style:name="P31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fd63" style:font-weight-asian="bold" style:font-weight-complex="bold"/>
    </style:style>
    <style:style style:name="T3" style:family="text">
      <style:text-properties fo:font-weight="bold" officeooo:rsid="002125fc" style:font-weight-asian="bold" style:font-weight-complex="bold"/>
    </style:style>
    <style:style style:name="T4" style:family="text">
      <style:text-properties fo:font-weight="bold" officeooo:rsid="0025899b" style:font-weight-asian="bold" style:font-weight-complex="bold"/>
    </style:style>
    <style:style style:name="T5" style:family="text">
      <style:text-properties fo:font-weight="bold" officeooo:rsid="002752dc" style:font-weight-asian="bold" style:font-weight-complex="bold"/>
    </style:style>
    <style:style style:name="T6" style:family="text">
      <style:text-properties fo:font-weight="bold" officeooo:rsid="001545f7" style:font-weight-asian="bold" style:font-weight-complex="bold"/>
    </style:style>
    <style:style style:name="T7" style:family="text">
      <style:text-properties fo:font-weight="bold" officeooo:rsid="0025899b" style:font-weight-asian="bold" style:font-name-complex="TH Sarabun New2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bfd63" style:font-weight-asian="normal" style:font-weight-complex="normal"/>
    </style:style>
    <style:style style:name="T10" style:family="text">
      <style:text-properties fo:font-weight="normal" officeooo:rsid="002125fc" style:font-weight-asian="normal" style:font-weight-complex="normal"/>
    </style:style>
    <style:style style:name="T11" style:family="text">
      <style:text-properties fo:font-weight="normal" officeooo:rsid="0025899b" style:font-weight-asian="normal" style:font-weight-complex="normal"/>
    </style:style>
    <style:style style:name="T12" style:family="text">
      <style:text-properties fo:font-weight="normal" officeooo:rsid="0025899b" style:font-weight-asian="normal" style:font-name-complex="TH Sarabun New2" style:font-weight-complex="normal"/>
    </style:style>
    <style:style style:name="T13" style:family="text">
      <style:text-properties style:font-name="TH Sarabun New" fo:font-weight="bold" style:font-weight-asian="bold" style:font-name-complex="TH Sarabun New" style:font-weight-complex="bold"/>
    </style:style>
    <style:style style:name="T14" style:family="text">
      <style:text-properties style:font-name="TH Sarabun New" fo:font-weight="normal" style:font-weight-asian="normal" style:font-name-complex="TH Sarabun New" style:font-weight-complex="normal"/>
    </style:style>
    <style:style style:name="T15" style:family="text">
      <style:text-properties style:font-name="TH Sarabun New" fo:font-weight="normal" officeooo:rsid="002125fc" style:font-weight-asian="normal" style:font-name-complex="TH Sarabun New" style:font-weight-complex="normal"/>
    </style:style>
    <style:style style:name="T16" style:family="text">
      <style:text-properties style:font-name="TH Sarabun New" fo:font-weight="normal" officeooo:rsid="001d7c04" style:font-weight-asian="normal" style:font-name-complex="TH Sarabun New" style:font-weight-complex="normal"/>
    </style:style>
    <style:style style:name="T17" style:family="text">
      <style:text-properties style:font-name="TH Sarabun New" style:font-name-complex="TH Sarabun New"/>
    </style:style>
    <style:style style:name="T18" style:family="text">
      <style:text-properties style:font-name="TH Sarabun New" officeooo:rsid="002125fc" style:font-name-complex="TH Sarabun New"/>
    </style:style>
    <style:style style:name="T19" style:family="text">
      <style:text-properties style:font-name="TH Sarabun New" officeooo:rsid="001d7c04" style:font-name-complex="TH Sarabun New"/>
    </style:style>
    <style:style style:name="T20" style:family="text">
      <style:text-properties style:font-name="TH Sarabun New" officeooo:rsid="001f632a" style:font-name-complex="TH Sarabun New"/>
    </style:style>
    <style:style style:name="T21" style:family="text">
      <style:text-properties style:font-name="TH Sarabun New" fo:font-size="16pt" fo:font-weight="normal" officeooo:rsid="0015e4aa" style:font-size-asian="16pt" style:font-weight-asian="normal" style:font-name-complex="TH Sarabun New" style:font-size-complex="16pt" style:font-weight-complex="normal"/>
    </style:style>
    <style:style style:name="T22" style:family="text">
      <style:text-properties style:font-name="TH Sarabun New" fo:font-size="16pt" officeooo:rsid="0015e4aa" style:font-size-asian="16pt" style:font-name-complex="TH Sarabun New" style:font-size-complex="16pt"/>
    </style:style>
    <style:style style:name="T23" style:family="text">
      <style:text-properties style:font-name="TH Sarabun New" fo:font-size="16pt" officeooo:rsid="00251d23" style:font-size-asian="16pt" style:font-name-complex="TH Sarabun New" style:font-size-complex="16pt"/>
    </style:style>
    <style:style style:name="T24" style:family="text">
      <style:text-properties style:font-name="TH Sarabun New" fo:font-size="16pt" officeooo:rsid="001772cb" style:font-size-asian="16pt" style:font-name-complex="TH Sarabun New" style:font-size-complex="16pt"/>
    </style:style>
    <style:style style:name="T25" style:family="text">
      <style:text-properties officeooo:rsid="002125fc"/>
    </style:style>
    <style:style style:name="T26" style:family="text">
      <style:text-properties style:font-name="TH Sarabun New1" fo:font-size="16pt" style:font-size-asian="16pt" style:font-name-complex="TH Sarabun New2" style:font-size-complex="16pt"/>
    </style:style>
    <style:style style:name="T27" style:family="text">
      <style:text-properties style:font-name="TH Sarabun New1" fo:font-size="16pt" officeooo:rsid="002125fc" style:font-size-asian="16pt" style:font-name-complex="TH Sarabun New2" style:font-size-complex="16pt"/>
    </style:style>
    <style:style style:name="T28" style:family="text">
      <style:text-properties style:font-name="TH Sarabun New1" fo:font-size="16pt" officeooo:rsid="00125e77" style:font-size-asian="16pt" style:font-name-complex="TH Sarabun New2" style:font-size-complex="16pt"/>
    </style:style>
    <style:style style:name="T29" style:family="text">
      <style:text-properties style:font-name="TH Sarabun New1" fo:font-size="16pt" officeooo:rsid="0023ba41" style:font-size-asian="16pt" style:font-name-complex="TH Sarabun New2" style:font-size-complex="16pt"/>
    </style:style>
    <style:style style:name="T30" style:family="text">
      <style:text-properties style:font-name="TH Sarabun New1" fo:font-size="16pt" officeooo:rsid="0014d724" style:font-size-asian="16pt" style:font-name-complex="TH Sarabun New2" style:font-size-complex="16pt"/>
    </style:style>
    <style:style style:name="T31" style:family="text">
      <style:text-properties style:font-name="TH Sarabun New1" fo:font-size="16pt" officeooo:rsid="002752dc" style:font-size-asian="16pt" style:font-name-complex="TH Sarabun New2" style:font-size-complex="16pt"/>
    </style:style>
    <style:style style:name="T32" style:family="text">
      <style:text-properties style:font-name="TH Sarabun New1" fo:font-size="16pt" officeooo:rsid="0015e4aa" style:font-size-asian="16pt" style:font-name-complex="TH Sarabun New2" style:font-size-complex="16pt"/>
    </style:style>
    <style:style style:name="T33" style:family="text">
      <style:text-properties style:font-name="TH Sarabun New1" fo:font-size="16pt" officeooo:rsid="0020b6d7" style:font-size-asian="16pt" style:font-name-complex="TH Sarabun New2" style:font-size-complex="16pt"/>
    </style:style>
    <style:style style:name="T34" style:family="text">
      <style:text-properties style:font-name="TH Sarabun New1" fo:font-size="16pt" officeooo:rsid="00251d23" style:font-size-asian="16pt" style:font-name-complex="TH Sarabun New2" style:font-size-complex="16pt"/>
    </style:style>
    <style:style style:name="T35" style:family="text">
      <style:text-properties style:font-name="TH Sarabun New1" fo:font-size="16pt" officeooo:rsid="001772cb" style:font-size-asian="16pt" style:font-name-complex="TH Sarabun New2" style:font-size-complex="16pt"/>
    </style:style>
    <style:style style:name="T36" style:family="text">
      <style:text-properties style:font-name="TH Sarabun New1" fo:font-size="16pt" officeooo:rsid="00186926" style:font-size-asian="16pt" style:font-name-complex="TH Sarabun New2" style:font-size-complex="16pt"/>
    </style:style>
    <style:style style:name="T37" style:family="text">
      <style:text-properties style:font-name="TH Sarabun New1" fo:font-size="16pt" officeooo:rsid="00280fd3" style:font-size-asian="16pt" style:font-name-complex="TH Sarabun New2" style:font-size-complex="16pt"/>
    </style:style>
    <style:style style:name="T38" style:family="text">
      <style:text-properties style:font-name="TH Sarabun New1" fo:font-size="16pt" officeooo:rsid="0028948e" style:font-size-asian="16pt" style:font-name-complex="TH Sarabun New2" style:font-size-complex="16pt"/>
    </style:style>
    <style:style style:name="T39" style:family="text">
      <style:text-properties style:font-name="TH Sarabun New1" fo:font-size="16pt" officeooo:rsid="001545f7" style:font-size-asian="16pt" style:font-name-complex="TH Sarabun New2" style:font-size-complex="16pt"/>
    </style:style>
    <style:style style:name="T40" style:family="text">
      <style:text-properties style:font-name="TH Sarabun New1" fo:font-size="16pt" fo:font-weight="normal" style:font-size-asian="16pt" style:font-weight-asian="normal" style:font-name-complex="TH Sarabun New2" style:font-size-complex="16pt" style:font-weight-complex="normal"/>
    </style:style>
    <style:style style:name="T41" style:family="text">
      <style:text-properties style:font-name="TH Sarabun New1" fo:font-size="16pt" fo:font-weight="normal" officeooo:rsid="002125fc" style:font-size-asian="16pt" style:font-weight-asian="normal" style:font-name-complex="TH Sarabun New2" style:font-size-complex="16pt" style:font-weight-complex="normal"/>
    </style:style>
    <style:style style:name="T42" style:family="text">
      <style:text-properties style:font-name="TH Sarabun New1" fo:font-size="16pt" fo:font-weight="normal" officeooo:rsid="00125e77" style:font-size-asian="16pt" style:font-weight-asian="normal" style:font-name-complex="TH Sarabun New2" style:font-size-complex="16pt" style:font-weight-complex="normal"/>
    </style:style>
    <style:style style:name="T43" style:family="text">
      <style:text-properties style:font-name="TH Sarabun New1" fo:font-size="16pt" fo:font-weight="normal" officeooo:rsid="0015e4aa" style:font-size-asian="16pt" style:font-weight-asian="normal" style:font-name-complex="TH Sarabun New2" style:font-size-complex="16pt" style:font-weight-complex="normal"/>
    </style:style>
    <style:style style:name="T44" style:family="text">
      <style:text-properties style:font-name="TH Sarabun New1" fo:font-size="16pt" fo:font-weight="normal" officeooo:rsid="001772cb" style:font-size-asian="16pt" style:font-weight-asian="normal" style:font-name-complex="TH Sarabun New2" style:font-size-complex="16pt" style:font-weight-complex="normal"/>
    </style:style>
    <style:style style:name="T45" style:family="text">
      <style:text-properties style:font-name="TH Sarabun New1" fo:font-size="16pt" fo:font-weight="normal" officeooo:rsid="0028948e" style:font-size-asian="16pt" style:font-weight-asian="normal" style:font-name-complex="TH Sarabun New2" style:font-size-complex="16pt" style:font-weight-complex="normal"/>
    </style:style>
    <style:style style:name="T46" style:family="text">
      <style:text-properties style:font-name="TH Sarabun New1" fo:font-size="16pt" fo:font-weight="normal" officeooo:rsid="00280fd3" style:font-size-asian="16pt" style:font-weight-asian="normal" style:font-name-complex="TH Sarabun New2" style:font-size-complex="16pt" style:font-weight-complex="normal"/>
    </style:style>
    <style:style style:name="T47" style:family="text">
      <style:text-properties style:font-name="TH Sarabun New1" fo:font-size="16pt" fo:font-weight="normal" officeooo:rsid="001545f7" style:font-size-asian="16pt" style:font-weight-asian="normal" style:font-name-complex="TH Sarabun New2" style:font-size-complex="16pt" style:font-weight-complex="normal"/>
    </style:style>
    <style:style style:name="T48" style:family="text">
      <style:text-properties style:font-name="TH Sarabun New1" fo:font-size="16pt" fo:font-weight="normal" style:font-name-asian="TH SarabunPSK" style:font-size-asian="16pt" style:font-weight-asian="normal" style:font-name-complex="TH Sarabun New2" style:font-size-complex="16pt" style:font-weight-complex="normal"/>
    </style:style>
    <style:style style:name="T49" style:family="text">
      <style:text-properties style:font-name="TH Sarabun New1" fo:font-size="16pt" fo:font-weight="normal" officeooo:rsid="00186926" style:font-name-asian="TH SarabunPSK" style:font-size-asian="16pt" style:font-weight-asian="normal" style:font-name-complex="TH Sarabun New2" style:font-size-complex="16pt" style:font-weight-complex="normal"/>
    </style:style>
    <style:style style:name="T50" style:family="text">
      <style:text-properties style:font-name="TH Sarabun New1" fo:font-size="16pt" fo:font-weight="normal" officeooo:rsid="00251d23" style:font-name-asian="TH SarabunPSK" style:font-size-asian="16pt" style:font-weight-asian="normal" style:font-name-complex="TH Sarabun New2" style:font-size-complex="16pt" style:font-weight-complex="normal"/>
    </style:style>
    <style:style style:name="T51" style:family="text">
      <style:text-properties style:font-name="TH Sarabun New1" fo:font-size="16pt" fo:font-weight="normal" officeooo:rsid="0028948e" style:font-name-asian="TH SarabunPSK" style:font-size-asian="16pt" style:font-weight-asian="normal" style:font-name-complex="TH Sarabun New2" style:font-size-complex="16pt" style:font-weight-complex="normal"/>
    </style:style>
    <style:style style:name="T52" style:family="text">
      <style:text-properties style:font-name="TH Sarabun New1" fo:font-size="16pt" style:font-name-asian="TH SarabunPSK" style:font-size-asian="16pt" style:font-name-complex="TH Sarabun New2" style:font-size-complex="16pt"/>
    </style:style>
    <style:style style:name="T53" style:family="text">
      <style:text-properties style:font-name="TH Sarabun New1" fo:font-size="16pt" officeooo:rsid="00186926" style:font-name-asian="TH SarabunPSK" style:font-size-asian="16pt" style:font-name-complex="TH Sarabun New2" style:font-size-complex="16pt"/>
    </style:style>
    <style:style style:name="T54" style:family="text">
      <style:text-properties style:font-name="TH Sarabun New1" fo:font-size="16pt" officeooo:rsid="00251d23" style:font-name-asian="TH SarabunPSK" style:font-size-asian="16pt" style:font-name-complex="TH Sarabun New2" style:font-size-complex="16pt"/>
    </style:style>
    <style:style style:name="T55" style:family="text">
      <style:text-properties style:font-name="TH Sarabun New1" fo:font-size="16pt" officeooo:rsid="00280fd3" style:font-name-asian="TH SarabunPSK" style:font-size-asian="16pt" style:font-name-complex="TH Sarabun New2" style:font-size-complex="16pt"/>
    </style:style>
    <style:style style:name="T56" style:family="text">
      <style:text-properties style:font-name="TH Sarabun New1" fo:font-weight="bold" officeooo:rsid="0025899b" style:font-weight-asian="bold" style:font-weight-complex="bold"/>
    </style:style>
    <style:style style:name="T57" style:family="text">
      <style:text-properties style:font-name="TH Sarabun New1" fo:font-weight="bold" style:font-weight-asian="bold" style:font-name-complex="TH Sarabun New2" style:font-weight-complex="bold"/>
    </style:style>
    <style:style style:name="T58" style:family="text">
      <style:text-properties style:font-name="TH Sarabun New1" fo:font-weight="bold" officeooo:rsid="0020b6d7" style:font-weight-asian="bold" style:font-name-complex="TH Sarabun New2" style:font-weight-complex="bold"/>
    </style:style>
    <style:style style:name="T59" style:family="text">
      <style:text-properties style:font-name="TH Sarabun New1" fo:font-weight="bold" officeooo:rsid="00251d23" style:font-weight-asian="bold" style:font-name-complex="TH Sarabun New2" style:font-weight-complex="bold"/>
    </style:style>
    <style:style style:name="T60" style:family="text">
      <style:text-properties style:font-name="TH Sarabun New1" fo:font-weight="bold" officeooo:rsid="00166f87" style:font-weight-asian="bold" style:font-name-complex="TH Sarabun New2" style:font-weight-complex="bold"/>
    </style:style>
    <style:style style:name="T61" style:family="text">
      <style:text-properties style:font-name="TH Sarabun New1" fo:font-weight="normal" officeooo:rsid="0025899b" style:font-weight-asian="normal" style:font-weight-complex="normal"/>
    </style:style>
    <style:style style:name="T62" style:family="text">
      <style:text-properties style:font-name="TH Sarabun New1" fo:font-weight="normal" style:font-weight-asian="normal" style:font-name-complex="TH Sarabun New2" style:font-weight-complex="normal"/>
    </style:style>
    <style:style style:name="T63" style:family="text">
      <style:text-properties style:font-name="TH Sarabun New1" fo:font-weight="normal" officeooo:rsid="0020b6d7" style:font-weight-asian="normal" style:font-name-complex="TH Sarabun New2" style:font-weight-complex="normal"/>
    </style:style>
    <style:style style:name="T64" style:family="text">
      <style:text-properties style:font-name="TH Sarabun New1" fo:font-weight="normal" officeooo:rsid="00166f87" style:font-weight-asian="normal" style:font-name-complex="TH Sarabun New2" style:font-weight-complex="normal"/>
    </style:style>
    <style:style style:name="T65" style:family="text">
      <style:text-properties officeooo:rsid="001545f7"/>
    </style:style>
    <style:style style:name="gr1" style:family="graphic">
      <style:graphic-properties draw:fill="none" draw:textarea-horizontal-align="justify" draw:textarea-vertical-align="middle" draw:auto-grow-height="false" fo:min-height="2.7811in" fo:min-width="1.7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none" draw:textarea-horizontal-align="justify" draw:textarea-vertical-align="middle" draw:auto-grow-height="false" fo:min-height="0.6457in" fo:min-width="1.5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none" draw:textarea-horizontal-align="justify" draw:textarea-vertical-align="middle" draw:auto-grow-height="false" fo:min-height="0.2161in" fo:min-width="0.3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none" draw:textarea-horizontal-align="justify" draw:textarea-vertical-align="middle" draw:auto-grow-height="false" fo:min-height="2.7602in" fo:min-width="1.7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none" draw:textarea-horizontal-align="justify" draw:textarea-vertical-align="middle" draw:auto-grow-height="false" fo:min-height="2.0283in" fo:min-width="1.57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none" draw:textarea-horizontal-align="justify" draw:textarea-vertical-align="middle" draw:auto-grow-height="false" fo:min-height="0.1665in" fo:min-width="0.3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none" draw:textarea-horizontal-align="justify" draw:textarea-vertical-align="middle" draw:auto-grow-height="false" fo:min-height="0.1744in" fo:min-width="0.38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none" draw:textarea-horizontal-align="justify" draw:textarea-vertical-align="middle" draw:auto-grow-height="false" fo:min-height="0.1953in" fo:min-width="0.4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="none" draw:textarea-horizontal-align="justify" draw:textarea-vertical-align="middle" draw:auto-grow-height="false" fo:min-height="2.7602in" fo:min-width="1.7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none" draw:textarea-horizontal-align="justify" draw:textarea-vertical-align="middle" draw:auto-grow-height="false" fo:min-height="0.1874in" fo:min-width="0.2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="none" draw:textarea-horizontal-align="justify" draw:textarea-vertical-align="middle" draw:auto-grow-height="false" fo:min-height="0.1874in" fo:min-width="0.2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="none" draw:textarea-horizontal-align="justify" draw:textarea-vertical-align="middle" draw:auto-grow-height="false" fo:min-height="0.8335in" fo:min-width="1.4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2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6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สารบัญตาราง</text:p>
      <text:p text:style-name="P19"><text:span text:style-name="T1">ตารางที่ 1.1</text:span> ขึ้นตอนการดำเนินงาน</text:p>
      <text:p text:style-name="P2"><text:span text:style-name="T1">ตารางที่ 3.1 </text:span>สัญลักษณ์ของ Use Case Diagram</text:p>
      <text:p text:style-name="P3"><text:span text:style-name="T1">ตารางที่ 3.1 </text:span><text:span text:style-name="T8">สัญลักษณ์ของ Use Case Diagram </text:span><text:span text:style-name="T11">(ต่อ)</text:span></text:p>
      <text:p text:style-name="P3"><text:span text:style-name="T4">ตารางที่ </text:span><text:span text:style-name="T5">3.2</text:span><text:span text:style-name="T11"> <text:s/>สัญลักษณ์ของ Class Diagram</text:span></text:p>
      <text:p text:style-name="P4"><text:span text:style-name="T56">ตารางที่ </text:span><text:span text:style-name="T7">3.2</text:span><text:span text:style-name="T12"> <text:s/></text:span><text:span text:style-name="T61">สัญลักษณ์ของ </text:span><text:span text:style-name="T12">Class Diagram (</text:span><text:span text:style-name="T61">ต่อ</text:span><text:span text:style-name="T12">)</text:span></text:p>
      <text:p text:style-name="P20"><text:span text:style-name="T57">ตารางที่</text:span><text:span text:style-name="T62"> </text:span><text:span text:style-name="T58">3.3</text:span><text:span text:style-name="T62"> อธิบายแผนภาพ Class Diagram ของภาพที่ </text:span><text:span text:style-name="T63">3.5</text:span></text:p>
      <text:p text:style-name="P4"><text:span text:style-name="T58">ตารางที่</text:span><text:span text:style-name="T63"> </text:span><text:span text:style-name="T58">3.4 </text:span><text:span text:style-name="T63">สัญลักษณ์ของ Sequence Diagram</text:span></text:p>
      <text:p text:style-name="P20"><text:span text:style-name="T58">ตารางที่ 3.5</text:span><text:span text:style-name="T63"> สัญลักษณ์ของ State Diagram</text:span></text:p>
      <text:p text:style-name="P5"><text:span text:style-name="T58">ตารางที่ </text:span><text:span text:style-name="T59">3.6</text:span><text:span text:style-name="T58"> </text:span><text:span text:style-name="T63">สัญลักษณ์ของ ER Diagram</text:span></text:p>
      <text:p text:style-name="P21"><text:span text:style-name="T58">ตารางที่ </text:span><text:span text:style-name="T59">3.7</text:span><text:span text:style-name="T58"> </text:span><text:span text:style-name="T63">ตารางสัญลักษณ์</text:span></text:p>
      <text:p text:style-name="P5"><text:span text:style-name="T58">ตารางที่ </text:span><text:span text:style-name="T59">3.8 </text:span><text:span text:style-name="T63">ตารางข้อความหรือประโยค</text:span></text:p>
      <text:p text:style-name="P28"><text:span text:style-name="T58">ตารางที่ </text:span><text:span text:style-name="T60">5.1</text:span><text:span text:style-name="T58"> </text:span><text:span text:style-name="T63"><text:s/>การทดสอบแปลงเสียงภายนอกเป็นข้อความ</text:span></text:p>
      <text:p text:style-name="P28"><text:span text:style-name="T58">ตารางที่ </text:span><text:span text:style-name="T60">5.2</text:span><text:span text:style-name="T58"> </text:span><text:span text:style-name="T63"><text:s/>การทดสอบแปลงเสียงภายนอกเป็นข้อความ </text:span><text:span text:style-name="T64">(ต่อ)</text:span></text:p>
      <text:p text:style-name="P28"><text:span text:style-name="T60">ตารางที่ 5.3 <text:s/></text:span><text:span text:style-name="T64">การทดสอบแปลงเสียงภายนอกเป็นข้อความ</text:span></text:p>
      <text:p text:style-name="P19"/>
      <text:p text:style-name="P22">สารบัญรูปภาพ</text:p>
      <text:p text:style-name="P1"><text:span text:style-name="T1">ภาพที่ 2.1</text:span> โครงสร้างสถาปัตยกรรมAndroid</text:p>
      <text:p text:style-name="P1"><text:span text:style-name="สารบัญ_20_Char"><text:span text:style-name="T2">ภาพที่ 2.2 </text:span></text:span><text:span text:style-name="สารบัญ_20_Char"><text:span text:style-name="T9">การเรียกใช้งาน Speech Recognition</text:span></text:span></text:p>
      <text:p text:style-name="P6"><text:span text:style-name="สารบัญ_20_Char"><text:span text:style-name="T13">ภาพที่ 2.3</text:span></text:span><text:span text:style-name="สารบัญ_20_Char"><text:span text:style-name="T8"> การแปลงข้อความจากเสียง</text:span></text:span></text:p>
      <text:p text:style-name="P6"><text:span text:style-name="สารบัญ_20_Char"><text:span text:style-name="T3">ภาพที่ 2.4 </text:span></text:span><text:span text:style-name="สารบัญ_20_Char"><text:span text:style-name="T10">การกำหนดภาษาสำหรับการรับค่า</text:span></text:span></text:p>
      <text:p text:style-name="P7"><text:span text:style-name="สารบัญ_20_Char"><text:span text:style-name="T25">ภาพที่ 2.5 </text:span></text:span><text:span text:style-name="สารบัญ_20_Char"><text:span text:style-name="T15">การเรียกใช้งาน Text to Speech</text:span></text:span></text:p>
      <text:p text:style-name="P8"><text:span text:style-name="สารบัญ_20_Char"><text:span text:style-name="T18">ภาพที่ 2.6</text:span></text:span><text:span text:style-name="สารบัญ_20_Char"><text:span text:style-name="T15"> การตรวจสอบการ Initialize</text:span></text:span></text:p>
      <text:p text:style-name="P10"><text:span text:style-name="สารบัญ_20_Char"><text:span text:style-name="T18">ภาพที่ 2.</text:span></text:span><text:span text:style-name="สารบัญ_20_Char"><text:span text:style-name="T19">7</text:span></text:span><text:span text:style-name="สารบัญ_20_Char"><text:span text:style-name="T15"> </text:span></text:span><text:span text:style-name="สารบัญ_20_Char"><text:span text:style-name="T16">คำสั่งสร้างตารางบน Android</text:span></text:span></text:p>
      <text:p text:style-name="P11"><text:span text:style-name="สารบัญ_20_Char"><text:span text:style-name="T18">ภาพที่ 2.</text:span></text:span><text:span text:style-name="สารบัญ_20_Char"><text:span text:style-name="T20">8</text:span></text:span><text:span text:style-name="สารบัญ_20_Char"><text:span text:style-name="T15"> </text:span></text:span><text:span text:style-name="สารบัญ_20_Char"><text:span text:style-name="T16">คำสั่งสร้างตารางบน Android</text:span></text:span></text:p>
      <text:p text:style-name="P14"><text:span text:style-name="สารบัญ_20_Char"><text:span text:style-name="T17">ภาพที่ 2.9</text:span></text:span><text:span text:style-name="สารบัญ_20_Char"><text:span text:style-name="T14"> หน้าหลัก Gestures Builder </text:span></text:span></text:p>
      <text:p text:style-name="P14"><text:span text:style-name="สารบัญ_20_Char"><text:span text:style-name="T17">ภาพที่ 2.10</text:span></text:span><text:span text:style-name="สารบัญ_20_Char"><text:span text:style-name="T14"> หน้าบันทึก Gestures</text:span></text:span></text:p>
      <text:p text:style-name="P18"><text:span text:style-name="สารบัญ_20_Char"><text:span text:style-name="T52">ภาพที่ 2.11 </text:span></text:span><text:span text:style-name="สารบัญ_20_Char"><text:span text:style-name="T48">แสดง Dialog เปลี่ยนชื่อหรือลบ Gestures</text:span></text:span></text:p>
      <text:p text:style-name="P8"><text:span text:style-name="สารบัญ_20_Char"><text:span text:style-name="T28">ภ</text:span></text:span><text:span text:style-name="สารบัญ_20_Char"><text:span text:style-name="T27">าพที่ 3.1</text:span></text:span><text:span text:style-name="สารบัญ_20_Char"><text:span text:style-name="T41">ภาพรวมการทำงานของการแปลงข้อความเป็นเสียงสังเคราะห์</text:span></text:span></text:p>
      <text:p text:style-name="P8"><text:span text:style-name="สารบัญ_20_Char"><text:span text:style-name="T28">ภาพที่ </text:span></text:span><text:span text:style-name="สารบัญ_20_Char"><text:span text:style-name="T29">3.2</text:span></text:span><text:span text:style-name="สารบัญ_20_Char"><text:span text:style-name="T28"> </text:span></text:span><text:span text:style-name="สารบัญ_20_Char"><text:span text:style-name="T42">ภาพรวมการทำงานของการแปลงข้อความภายนอกเป็นข้อความ</text:span></text:span></text:p>
      <text:p text:style-name="P9"><text:span text:style-name="สารบัญ_20_Char"><text:span text:style-name="T28">ภาพที่ 3.3 </text:span></text:span><text:span text:style-name="สารบัญ_20_Char"><text:span text:style-name="T42">ภาพรวมการทำงานของการจัดการสัญลักษณ์ในแอปพลิเคชันพูดสื่อใจ</text:span></text:span></text:p>
      <text:p text:style-name="P9"><text:span text:style-name="สารบัญ_20_Char"><text:span text:style-name="T30">ภ</text:span></text:span><text:span text:style-name="สารบัญ_20_Char"><text:span text:style-name="T28">าพที่ 3.4 </text:span></text:span><text:span text:style-name="สารบัญ_20_Char"><text:span text:style-name="T42">Use Case Diagram แสดงการทำงานของแอปพลิเคชันพูดสื่อใจ</text:span></text:span></text:p>
      <text:p text:style-name="P16"><text:span text:style-name="สารบัญ_20_Char"><text:span text:style-name="T30">ภ</text:span></text:span><text:span text:style-name="สารบัญ_20_Char"><text:span text:style-name="T28">าพที่ </text:span></text:span><text:span text:style-name="สารบัญ_20_Char"><text:span text:style-name="T31">3.5</text:span></text:span><text:span text:style-name="สารบัญ_20_Char"><text:span text:style-name="T28"> </text:span></text:span><text:span text:style-name="สารบัญ_20_Char"><text:span text:style-name="T42"><text:s/>ภาพ Class Diagram ของแอปพลิเคชันพูดสื่อใจ</text:span></text:span></text:p>
      <text:p text:style-name="P11"><text:soft-page-break/><text:span text:style-name="สารบัญ_20_Char"><text:span text:style-name="T32">ภาพที่ </text:span></text:span><text:span text:style-name="สารบัญ_20_Char"><text:span text:style-name="T33">3.6 </text:span></text:span><text:span text:style-name="สารบัญ_20_Char"><text:span text:style-name="T43">Sequence Diagram การแปลงเสียงภายนอกเป็นข้อความ</text:span></text:span></text:p>
      <text:p text:style-name="P11"><text:span text:style-name="สารบัญ_20_Char"><text:span text:style-name="T32">ภาพที่ </text:span></text:span><text:span text:style-name="สารบัญ_20_Char"><text:span text:style-name="T33">3.7</text:span></text:span><text:span text:style-name="สารบัญ_20_Char"><text:span text:style-name="T32"> </text:span></text:span><text:span text:style-name="สารบัญ_20_Char"><text:span text:style-name="T43">Sequence Diagram การเพิ่มสัญลักษณ์</text:span></text:span></text:p>
      <text:p text:style-name="P17"><text:span text:style-name="สารบัญ_20_Char"><text:span text:style-name="T32">ภาพที่ </text:span></text:span><text:span text:style-name="สารบัญ_20_Char"><text:span text:style-name="T34">3.8</text:span></text:span><text:span text:style-name="สารบัญ_20_Char"><text:span text:style-name="T43"> ER Diagtram ของแอปพลิเคชันพูดสื่อใจ</text:span></text:span></text:p>
      <text:p text:style-name="P12"><text:span text:style-name="สารบัญ_20_Char"><text:span text:style-name="T35">ภ</text:span></text:span><text:span text:style-name="สารบัญ_20_Char"><text:span text:style-name="T32">าพที่ </text:span></text:span><text:span text:style-name="สารบัญ_20_Char"><text:span text:style-name="T34">3.9</text:span></text:span><text:span text:style-name="สารบัญ_20_Char"><text:span text:style-name="T43"> ภาพหน้าแรกของแอปพลิเคชันพูดสื่อใจ</text:span></text:span></text:p>
      <text:p text:style-name="P12"><text:span text:style-name="สารบัญ_20_Char"><text:span text:style-name="T35">ภ</text:span></text:span><text:span text:style-name="สารบัญ_20_Char"><text:span text:style-name="T32">าพที่ </text:span></text:span><text:span text:style-name="สารบัญ_20_Char"><text:span text:style-name="T34">3.10</text:span></text:span><text:span text:style-name="สารบัญ_20_Char"><text:span text:style-name="T43"> ภาพหน้าแรกของข้อความ</text:span></text:span></text:p>
      <text:p text:style-name="P12"><text:span text:style-name="สารบัญ_20_Char"><text:span text:style-name="T35">ภ</text:span></text:span><text:span text:style-name="สารบัญ_20_Char"><text:span text:style-name="T22">าพที่ </text:span></text:span><text:span text:style-name="สารบัญ_20_Char"><text:span text:style-name="T23">3.11</text:span></text:span><text:span text:style-name="สารบัญ_20_Char"><text:span text:style-name="T22"> </text:span></text:span><text:span text:style-name="สารบัญ_20_Char"><text:span text:style-name="T21">ภาพแสดงรายการข้อความหรือประโยค</text:span></text:span></text:p>
      <text:p text:style-name="P12"><text:span text:style-name="สารบัญ_20_Char"><text:span text:style-name="T24">ภ</text:span></text:span><text:span text:style-name="สารบัญ_20_Char"><text:span text:style-name="T35">าพที่ </text:span></text:span><text:span text:style-name="สารบัญ_20_Char"><text:span text:style-name="T36">3.</text:span></text:span><text:span text:style-name="สารบัญ_20_Char"><text:span text:style-name="T34">12</text:span></text:span><text:span text:style-name="สารบัญ_20_Char"><text:span text:style-name="T35"> </text:span></text:span><text:span text:style-name="สารบัญ_20_Char"><text:span text:style-name="T44">ภาพหน้าแสดงข้อความหรือประโยค</text:span></text:span></text:p>
      <text:p text:style-name="P12"><text:span text:style-name="สารบัญ_20_Char"><text:span text:style-name="T35">ภาพที่ </text:span></text:span><text:span text:style-name="สารบัญ_20_Char"><text:span text:style-name="T36">3.</text:span></text:span><text:span text:style-name="สารบัญ_20_Char"><text:span text:style-name="T34">13</text:span></text:span><text:span text:style-name="สารบัญ_20_Char"><text:span text:style-name="T35"> </text:span></text:span><text:span text:style-name="สารบัญ_20_Char"><text:span text:style-name="T44">ภาพส่วนแสดงข้อความจากเสียง</text:span></text:span></text:p>
      <text:p text:style-name="P13"><text:span text:style-name="สารบัญ_20_Char"><text:span text:style-name="T36">ภ</text:span></text:span><text:span text:style-name="สารบัญ_20_Char"><text:span text:style-name="T53">าพที่ </text:span></text:span><text:span text:style-name="สารบัญ_20_Char"><text:span text:style-name="T54">3.14 </text:span></text:span><text:span text:style-name="สารบัญ_20_Char"><text:span text:style-name="T49">ภาพแสดงหน้าแรกส่วนบันทึก</text:span></text:span><text:span text:style-name="สารบัญ_20_Char"><text:span text:style-name="T50">แสดงรายการสัญลักษณ์</text:span></text:span></text:p>
      <text:p text:style-name="P15"><text:span text:style-name="สารบัญ_20_Char"><text:span text:style-name="T55">ภ</text:span></text:span><text:span text:style-name="สารบัญ_20_Char"><text:span text:style-name="T52">าพที่ 3.15 </text:span></text:span><text:span text:style-name="สารบัญ_20_Char"><text:span text:style-name="T51">หน้ากรอกข้อมูลเกี่ยวกับสัญลักษณ์</text:span></text:span></text:p>
      <text:p text:style-name="P26"><text:span text:style-name="สารบัญ_20_Char"><text:span text:style-name="T37">ภาพที่ 3.1</text:span></text:span><text:span text:style-name="สารบัญ_20_Char"><text:span text:style-name="T26">6</text:span></text:span><text:span text:style-name="สารบัญ_20_Char"><text:span text:style-name="T46"> หน้า</text:span></text:span><text:span text:style-name="สารบัญ_20_Char"><text:span text:style-name="T40">วาดสัญลักษณ์</text:span></text:span></text:p>
      <text:p text:style-name="P25"><text:span text:style-name="สารบัญ_20_Char"><text:span text:style-name="T26">ภาพที่</text:span></text:span><text:span text:style-name="สารบัญ_20_Char"><text:span text:style-name="T39"> 4.1</text:span></text:span><text:span text:style-name="สารบัญ_20_Char"><text:span text:style-name="T40"> การแปลงเสียงเป็นข้อความ</text:span></text:span></text:p>
      <text:p text:style-name="P23"><text:span text:style-name="สารบัญ_20_Char"><text:span text:style-name="T26">ภาพที่ </text:span></text:span><text:span text:style-name="สารบัญ_20_Char"><text:span text:style-name="T39">4.2</text:span></text:span><text:span text:style-name="สารบัญ_20_Char"><text:span text:style-name="T26"> </text:span></text:span><text:span text:style-name="สารบัญ_20_Char"><text:span text:style-name="T40">การแปลงข้อความเป็นเสียง</text:span></text:span></text:p>
      <text:p text:style-name="P24"/>
      <text:p text:style-name="P12"><text:span text:style-name="สารบัญ_20_Char"><text:span text:style-name="T44"/></text:span></text:p>
      <text:p text:style-name="P12"><text:span text:style-name="สารบัญ_20_Char"><text:span text:style-name="T44"/></text:span></text:p>
      <text:p text:style-name="P12"><draw:custom-shape text:anchor-type="paragraph" draw:z-index="0" draw:name="Shape1" draw:style-name="gr1" draw:text-style-name="P29" svg:width="1.7606in" svg:height="2.7815in" svg:x="0.2055in" svg:y="0.3398in"><text:p/><draw:enhanced-geometry svg:viewBox="0 0 21600 21600" draw:type="rectangle" draw:enhanced-path="M 0 0 L 21600 0 21600 21600 0 21600 0 0 Z N"/></draw:custom-shape><draw:line text:anchor-type="paragraph" draw:z-index="1" draw:name="Shape2" draw:style-name="gr2" draw:text-style-name="P30" svg:x1="0.2055in" svg:y1="0.6311in" svg:x2="1.9657in" svg:y2="0.6209in"><text:p/></draw:line><draw:line text:anchor-type="paragraph" draw:z-index="2" draw:name="Shape3" draw:style-name="gr2" draw:text-style-name="P30" svg:x1="0.7575in" svg:y1="0.3764in" svg:x2="0.7575in" svg:y2="0.6209in"><text:p/></draw:line><draw:line text:anchor-type="paragraph" draw:z-index="3" draw:name="Shape3" draw:style-name="gr2" draw:text-style-name="P30" svg:x1="1.3618in" svg:y1="0.3764in" svg:x2="1.3618in" svg:y2="0.6209in"><text:p/></draw:line><draw:line text:anchor-type="paragraph" draw:z-index="4" draw:name="Shape4" draw:style-name="gr2" draw:text-style-name="P30" svg:x1="0.2055in" svg:y1="2.8917in" svg:x2="1.9657in" svg:y2="2.8917in"><text:p/></draw:line><draw:line text:anchor-type="paragraph" draw:z-index="5" draw:name="Shape5" draw:style-name="gr2" draw:text-style-name="P30" svg:x1="0.6016in" svg:y1="0.9228in" svg:x2="1.6642in" svg:y2="0.9228in"><text:p/></draw:line><draw:custom-shape text:anchor-type="paragraph" draw:z-index="6" draw:name="Shape6" draw:style-name="gr3" draw:text-style-name="P29" svg:width="1.5106in" svg:height="0.6461in" svg:x="0.3409in" svg:y="1.1in"><text:p/><draw:enhanced-geometry svg:viewBox="0 0 21600 21600" draw:type="rectangle" draw:enhanced-path="M 0 0 L 21600 0 21600 21600 0 21600 0 0 Z N"/></draw:custom-shape><draw:line text:anchor-type="paragraph" draw:z-index="7" draw:name="Shape7" draw:style-name="gr2" draw:text-style-name="P30" svg:x1="0.2681in" svg:y1="1.9437in" svg:x2="1.4138in" svg:y2="1.9437in"><text:p/></draw:line><draw:custom-shape text:anchor-type="paragraph" draw:z-index="8" draw:name="Shape8" draw:style-name="gr4" draw:text-style-name="P29" svg:width="0.3961in" svg:height="0.2161in" svg:x="1.4555in" svg:y="1.7693in"><text:p/><draw:enhanced-geometry svg:viewBox="0 0 21600 21600" draw:type="rectangle" draw:enhanced-path="M 0 0 L 21600 0 21600 21600 0 21600 0 0 Z N"/></draw:custom-shape><draw:line text:anchor-type="paragraph" draw:z-index="9" draw:name="Shape9" draw:style-name="gr2" draw:text-style-name="P30" svg:x1="0.372in" svg:y1="2.048in" svg:x2="1.7677in" svg:y2="2.6807in"><text:p/></draw:line><draw:line text:anchor-type="paragraph" draw:z-index="10" draw:name="Shape10" draw:style-name="gr2" draw:text-style-name="P30" svg:x1="1.8201in" svg:y1="2.0717in" svg:x2="0.372in" svg:y2="2.6807in"><text:p/></draw:line><draw:custom-shape text:anchor-type="paragraph" draw:z-index="11" draw:name="Shape11" draw:style-name="gr5" draw:text-style-name="P29" svg:width="1.7189in" svg:height="2.7606in" svg:x="2.4972in" svg:y="0.35in"><text:p/><draw:enhanced-geometry svg:viewBox="0 0 21600 21600" draw:type="rectangle" draw:enhanced-path="M 0 0 L 21600 0 21600 21600 0 21600 0 0 Z N"/></draw:custom-shape><draw:line text:anchor-type="paragraph" draw:z-index="12" draw:name="Shape12" draw:style-name="gr2" draw:text-style-name="P30" svg:x1="2.4972in" svg:y1="2.9228in" svg:x2="4.2161in" svg:y2="2.9331in"><text:p/></draw:line><draw:line text:anchor-type="paragraph" draw:z-index="13" draw:name="Shape13" draw:style-name="gr2" draw:text-style-name="P30" svg:x1="2.4972in" svg:y1="0.6311in" svg:x2="4.2161in" svg:y2="0.6311in"><text:p/></draw:line><draw:line text:anchor-type="paragraph" draw:z-index="14" draw:name="Shape14" draw:style-name="gr2" draw:text-style-name="P30" svg:x1="3.0598in" svg:y1="0.3736in" svg:x2="3.0598in" svg:y2="0.6547in"><text:p/></draw:line><draw:line text:anchor-type="paragraph" draw:z-index="15" draw:name="Shape15" draw:style-name="gr2" draw:text-style-name="P30" svg:x1="3.622in" svg:y1="0.3736in" svg:x2="3.622in" svg:y2="0.6547in"><text:p/></draw:line><draw:custom-shape text:anchor-type="paragraph" draw:z-index="16" draw:name="Shape16" draw:style-name="gr6" draw:text-style-name="P29" svg:width="1.5732in" svg:height="2.0287in" svg:x="2.5701in" svg:y="0.6547in"><text:p/><draw:enhanced-geometry svg:viewBox="0 0 21600 21600" draw:type="rectangle" draw:enhanced-path="M 0 0 L 21600 0 21600 21600 0 21600 0 0 Z N"/></draw:custom-shape><draw:custom-shape text:anchor-type="paragraph" draw:z-index="17" draw:name="Shape17" draw:style-name="gr7" draw:text-style-name="P29" svg:width="0.3961in" svg:height="0.1669in" svg:x="0.2681in" svg:y="2.6728in"><text:p/><draw:enhanced-geometry svg:viewBox="0 0 21600 21600" draw:type="rectangle" draw:enhanced-path="M 0 0 L 21600 0 21600 21600 0 21600 0 0 Z N"/></draw:custom-shape><draw:custom-shape text:anchor-type="paragraph" draw:z-index="18" draw:name="Shape18" draw:style-name="gr8" draw:text-style-name="P29" svg:width="0.3858in" svg:height="0.1748in" svg:x="2.5701in" svg:y="2.7071in"><text:p/><draw:enhanced-geometry svg:viewBox="0 0 21600 21600" draw:type="rectangle" draw:enhanced-path="M 0 0 L 21600 0 21600 21600 0 21600 0 0 Z N"/></draw:custom-shape><draw:custom-shape text:anchor-type="paragraph" draw:z-index="19" draw:name="Shape19" draw:style-name="gr9" draw:text-style-name="P29" svg:width="0.448in" svg:height="0.1953in" svg:x="3.6744in" svg:y="2.7071in"><text:p/><draw:enhanced-geometry svg:viewBox="0 0 21600 21600" draw:type="rectangle" draw:enhanced-path="M 0 0 L 21600 0 21600 21600 0 21600 0 0 Z N"/></draw:custom-shape><draw:line text:anchor-type="paragraph" draw:z-index="20" draw:name="Shape20" draw:style-name="gr2" draw:text-style-name="P30" svg:x1="2.5701in" svg:y1="0.6783in" svg:x2="4.122in" svg:y2="2.7067in"><text:p/></draw:line><draw:line text:anchor-type="paragraph" draw:z-index="21" draw:name="Shape21" draw:style-name="gr2" draw:text-style-name="P30" svg:x1="4.122in" svg:y1="0.6783in" svg:x2="2.5701in" svg:y2="2.7067in"><text:p/></draw:line><draw:custom-shape text:anchor-type="paragraph" draw:z-index="22" draw:name="Shape22" draw:style-name="gr10" draw:text-style-name="P29" svg:width="1.7606in" svg:height="2.7606in" svg:x="4.6535in" svg:y="0.3398in"><text:p/><draw:enhanced-geometry svg:viewBox="0 0 21600 21600" draw:type="rectangle" draw:enhanced-path="M 0 0 L 21600 0 21600 21600 0 21600 0 0 Z N"/></draw:custom-shape><draw:line text:anchor-type="paragraph" draw:z-index="23" draw:name="Shape23" draw:style-name="gr2" draw:text-style-name="P30" svg:x1="4.6535in" svg:y1="0.652in" svg:x2="6.4138in" svg:y2="0.6622in"><text:p/></draw:line><draw:line text:anchor-type="paragraph" draw:z-index="24" draw:name="Shape24" draw:style-name="gr2" draw:text-style-name="P30" svg:x1="5.2681in" svg:y1="0.3634in" svg:x2="5.2681in" svg:y2="0.6862in"><text:p/></draw:line><draw:line text:anchor-type="paragraph" draw:z-index="25" draw:name="Shape25" draw:style-name="gr2" draw:text-style-name="P30" svg:x1="5.8307in" svg:y1="0.3634in" svg:x2="5.8307in" svg:y2="0.676in"><text:p/></draw:line><draw:line text:anchor-type="paragraph" draw:z-index="26" draw:name="Shape26" draw:style-name="gr2" draw:text-style-name="P30" svg:x1="4.7992in" svg:y1="1.0063in" svg:x2="5.6535in" svg:y2="1.0063in"><text:p/></draw:line><draw:custom-shape text:anchor-type="paragraph" draw:z-index="27" draw:name="Shape27" draw:style-name="gr11" draw:text-style-name="P29" svg:width="0.2713in" svg:height="0.1878in" svg:x="5.6535in" svg:y="0.8189in"><text:p/><draw:enhanced-geometry svg:viewBox="0 0 21600 21600" draw:type="rectangle" draw:enhanced-path="M 0 0 L 21600 0 21600 21600 0 21600 0 0 Z N"/></draw:custom-shape><draw:custom-shape text:anchor-type="paragraph" draw:z-index="28" draw:name="Shape28" draw:style-name="gr12" draw:text-style-name="P29" svg:width="0.2398in" svg:height="0.1878in" svg:x="5.9972in" svg:y="0.8398in"><text:p/><draw:enhanced-geometry svg:viewBox="0 0 21600 21600" draw:type="rectangle" draw:enhanced-path="M 0 0 L 21600 0 21600 21600 0 21600 0 0 Z N"/></draw:custom-shape><draw:custom-shape text:anchor-type="paragraph" draw:z-index="29" draw:name="Shape29" draw:style-name="gr13" draw:text-style-name="P29" svg:width="1.4276in" svg:height="0.8335in" svg:x="4.789in" svg:y="1.1102in"><text:p/><draw:enhanced-geometry svg:viewBox="0 0 21600 21600" draw:type="rectangle" draw:enhanced-path="M 0 0 L 21600 0 21600 21600 0 21600 0 0 Z N"/></draw:custom-shape><draw:frame text:anchor-type="paragraph" draw:z-index="30" draw:name="Shape32" draw:style-name="gr14" draw:text-style-name="P31" svg:width="0.5524in" svg:height="0.2921in" svg:x="0.2055in" svg:y="0.3764in"><draw:text-box><text:p>ข้อความ</text:p></draw:text-box></draw:frame><draw:frame text:anchor-type="paragraph" draw:z-index="31" draw:name="Shape32" draw:style-name="gr14" draw:text-style-name="P31" svg:width="0.5524in" svg:height="0.2921in" svg:x="2.5701in" svg:y="0.3866in"><draw:text-box><text:p>ข้อความ</text:p></draw:text-box></draw:frame><draw:frame text:anchor-type="paragraph" draw:z-index="32" draw:name="Shape32" draw:style-name="gr14" draw:text-style-name="P31" svg:width="0.5524in" svg:height="0.2921in" svg:x="4.6535in" svg:y="0.3709in"><draw:text-box><text:p>ข้อความ</text:p></draw:text-box></draw:frame><draw:frame text:anchor-type="paragraph" draw:z-index="33" draw:name="Shape32" draw:style-name="gr14" draw:text-style-name="P31" svg:width="0.5524in" svg:height="0.2921in" svg:x="0.8098in" svg:y="0.3764in"><draw:text-box><text:p text:style-name="P30">เสียง</text:p></draw:text-box></draw:frame><draw:frame text:anchor-type="paragraph" draw:z-index="34" draw:name="Shape32" draw:style-name="gr14" draw:text-style-name="P31" svg:width="0.5524in" svg:height="0.2921in" svg:x="3.0701in" svg:y="0.3736in"><draw:text-box><text:p text:style-name="P30">เสียง</text:p></draw:text-box></draw:frame><draw:frame text:anchor-type="paragraph" draw:z-index="35" draw:name="Shape32" draw:style-name="gr14" draw:text-style-name="P31" svg:width="0.5524in" svg:height="0.2921in" svg:x="5.2783in" svg:y="0.3709in"><draw:text-box><text:p text:style-name="P30">เสียง</text:p></draw:text-box></draw:frame><draw:frame text:anchor-type="paragraph" draw:z-index="36" draw:name="Shape32" draw:style-name="gr14" draw:text-style-name="P31" svg:width="0.5524in" svg:height="0.2921in" svg:x="1.3618in" svg:y="0.3764in"><draw:text-box><text:p text:style-name="P30">บันทึก</text:p></draw:text-box></draw:frame><draw:frame text:anchor-type="paragraph" draw:z-index="37" draw:name="Shape32" draw:style-name="gr14" draw:text-style-name="P31" svg:width="0.5524in" svg:height="0.2921in" svg:x="3.622in" svg:y="0.3866in"><draw:text-box><text:p text:style-name="P30">บันทึก</text:p></draw:text-box></draw:frame><draw:frame text:anchor-type="paragraph" draw:z-index="38" draw:name="Shape32" draw:style-name="gr14" draw:text-style-name="P31" svg:width="0.5524in" svg:height="0.2921in" svg:x="5.8307in" svg:y="0.3709in"><draw:text-box><text:p text:style-name="P30">บันทึก</text:p></draw:text-box></draw:frame><draw:frame text:anchor-type="paragraph" draw:z-index="39" draw:name="Shape32" draw:style-name="gr14" draw:text-style-name="P31" svg:width="0.5524in" svg:height="0.2921in" svg:x="0.3098in" svg:y="0.7516in"><draw:text-box><text:p>ชื่อ</text:p></draw:text-box></draw:frame><draw:frame text:anchor-type="paragraph" draw:z-index="40" draw:name="Shape32" draw:style-name="gr14" draw:text-style-name="P31" svg:width="0.5524in" svg:height="0.2921in" svg:x="1.5181in" svg:y="1.7563in"><draw:text-box><text:p>เพิ่ม</text:p></draw:text-box></draw:frame><draw:frame text:anchor-type="paragraph" draw:z-index="41" draw:name="Shape32" draw:style-name="gr14" draw:text-style-name="P31" svg:width="0.5524in" svg:height="0.2921in" svg:x="0.2681in" svg:y="2.6728in"><draw:text-box><text:p>ถัดไป</text:p></draw:text-box></draw:frame><draw:frame text:anchor-type="paragraph" draw:z-index="42" draw:name="Shape32" draw:style-name="gr14" draw:text-style-name="P31" svg:width="0.5524in" svg:height="0.2921in" svg:x="3.7264in" svg:y="2.7071in"><draw:text-box><text:p>ถัดไป</text:p></draw:text-box></draw:frame><draw:frame text:anchor-type="paragraph" draw:z-index="43" draw:name="Shape32" draw:style-name="gr14" draw:text-style-name="P31" svg:width="0.5524in" svg:height="0.2921in" svg:x="2.5701in" svg:y="2.6835in"><draw:text-box><text:p>ย้อนกลับ</text:p></draw:text-box></draw:frame><draw:frame text:anchor-type="paragraph" draw:z-index="44" draw:name="Shape32" draw:style-name="gr15" draw:text-style-name="P31" svg:width="1.5524in" svg:height="0.6012in" svg:x="4.9346in" svg:y="2.3709in"><draw:text-box><text:p>แสดงรายการข้อความ</text:p></draw:text-box></draw:frame><draw:line text:anchor-type="paragraph" draw:z-index="45" draw:name="Shape33" draw:style-name="gr2" draw:text-style-name="P30" svg:x1="4.789in" svg:y1="1.1339in" svg:x2="6.2161in" svg:y2="1.9673in"><text:p/></draw:line><draw:line text:anchor-type="paragraph" draw:z-index="46" draw:name="Shape34" draw:style-name="gr2" draw:text-style-name="P30" svg:x1="6.2161in" svg:y1="1.1339in" svg:x2="4.789in" svg:y2="1.9673in"><text:p/></draw:line><draw:line text:anchor-type="paragraph" draw:z-index="47" draw:name="Shape30" draw:style-name="gr2" draw:text-style-name="P30" svg:x1="4.8409in" svg:y1="2.1205in" svg:x2="6.2055in" svg:y2="2.1102in"><text:p/></draw:line><draw:line text:anchor-type="paragraph" draw:z-index="48" draw:name="Shape31" draw:style-name="gr2" draw:text-style-name="P30" svg:x1="4.8409in" svg:y1="2.3189in" svg:x2="6.1744in" svg:y2="2.3189in"><text:p/></draw:line><draw:line text:anchor-type="paragraph" draw:z-index="49" draw:name="Shape35" draw:style-name="gr2" draw:text-style-name="P30" svg:x1="4.8409in" svg:y1="2.587in" svg:x2="6.1744in" svg:y2="2.5689in"><text:p/></draw:line><draw:line text:anchor-type="paragraph" draw:z-index="50" draw:name="Shape36" draw:style-name="gr2" draw:text-style-name="P30" svg:x1="4.872in" svg:y1="2.7772in" svg:x2="6.174in" svg:y2="2.7772in"><text:p/></draw:line><draw:line text:anchor-type="paragraph" draw:z-index="51" draw:name="Shape37" draw:style-name="gr2" draw:text-style-name="P30" svg:x1="4.6535in" svg:y1="2.9228in" svg:x2="6.4138in" svg:y2="2.9126in"><text:p/></draw:line><draw:line text:anchor-type="paragraph" draw:z-index="52" draw:name="Shape38" draw:style-name="gr2" draw:text-style-name="P30" svg:x1="0.3929in" svg:y1="1.2354in" svg:x2="1.7264in" svg:y2="1.2457in"><text:p/></draw:line><draw:line text:anchor-type="paragraph" draw:z-index="53" draw:name="Shape39" draw:style-name="gr2" draw:text-style-name="P30" svg:x1="0.4035in" svg:y1="1.3811in" svg:x2="1.737in" svg:y2="1.3811in"><text:p/></draw:line><draw:line text:anchor-type="paragraph" draw:z-index="54" draw:name="Shape40" draw:style-name="gr2" draw:text-style-name="P30" svg:x1="0.4453in" svg:y1="1.5476in" svg:x2="1.7161in" svg:y2="1.5374in"><text:p/></draw:line><draw:frame text:anchor-type="paragraph" draw:z-index="55" draw:name="Shape32" draw:style-name="gr14" draw:text-style-name="P31" svg:width="0.5524in" svg:height="0.2921in" svg:x="4.789in" svg:y="0.8189in"><draw:text-box><text:p>ชื่อ</text:p></draw:text-box></draw:frame><text:span text:style-name="สารบัญ_20_Char"><text:span text:style-name="T4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TH Sarabun New1" svg:font-family="'TH Sarabun New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H Sarabun New2" svg:font-family="'TH Sarabun New'" style:font-family-generic="system" style:font-pitch="variable"/>
    <style:font-face style:name="TH SarabunPSK" svg:font-family="'TH SarabunPS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AD" style:family="paragraph" style:parent-style-name="Standard" style:default-outline-level="">
      <style:paragraph-properties fo:margin-top="0in" fo:margin-bottom="0in" loext:contextual-spacing="false" fo:text-align="start" style:justify-single-word="false"/>
      <style:text-properties style:font-name="TH Sarabun New1" fo:font-family="'TH Sarabun New'" style:font-family-generic="roman" style:font-pitch="variable" fo:font-size="16pt" style:font-size-asian="16pt" style:font-name-complex="TH Sarabun New2" style:font-family-complex="'TH Sarabun New'" style:font-family-generic-complex="system" style:font-pitch-complex="variable" style:font-size-complex="16pt"/>
    </style:style>
    <style:style style:name="สารบัญ_20_Char" style:display-name="สารบัญ Char" style:family="text">
      <style:text-properties style:font-name="TH Sarabun New1" fo:font-family="'TH Sarabun New'" style:font-family-generic="roman" style:font-pitch="variable" fo:font-size="16pt" style:font-name-asian="TH SarabunPSK" style:font-family-asian="'TH SarabunPSK'" style:font-family-generic-asian="system" style:font-pitch-asian="variable" style:font-size-asian="16pt" style:font-name-complex="TH Sarabun New2" style:font-family-complex="'TH Sarabun New'" style:font-family-generic-complex="system" style:font-pitch-complex="variable" style:font-size-complex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22:21:49.895065468</meta:creation-date>
    <dc:date>2017-06-30T14:23:21.190025345</dc:date>
    <meta:editing-duration>PT2H4M27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45" meta:word-count="1175" meta:character-count="1624" meta:non-whitespace-character-count="1492"/>
  </office:meta>
</office:document-meta>
</file>